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96cm"/>
    </style:style>
    <style:style style:name="co3" style:family="table-column">
      <style:table-column-properties fo:break-before="auto" style:column-width="4.507cm"/>
    </style:style>
    <style:style style:name="co4" style:family="table-column">
      <style:table-column-properties fo:break-before="auto" style:column-width="1.783cm"/>
    </style:style>
    <style:style style:name="co5" style:family="table-column">
      <style:table-column-properties fo:break-before="auto" style:column-width="2.277cm"/>
    </style:style>
    <style:style style:name="co6" style:family="table-column">
      <style:table-column-properties fo:break-before="auto" style:column-width="1.461cm"/>
    </style:style>
    <style:style style:name="co7" style:family="table-column">
      <style:table-column-properties fo:break-before="auto" style:column-width="3.268cm"/>
    </style:style>
    <style:style style:name="co8" style:family="table-column">
      <style:table-column-properties fo:break-before="auto" style:column-width="2.748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2.501cm"/>
    </style:style>
    <style:style style:name="co11" style:family="table-column">
      <style:table-column-properties fo:break-before="auto" style:column-width="2.452cm"/>
    </style:style>
    <style:style style:name="co12" style:family="table-column">
      <style:table-column-properties fo:break-before="auto" style:column-width="2.228cm"/>
    </style:style>
    <style:style style:name="co13" style:family="table-column">
      <style:table-column-properties fo:break-before="auto" style:column-width="2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2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ice</text:p>
          </table:table-cell>
          <table:table-cell/>
          <table:table-cell office:value-type="string" calcext:value-type="string">
            <text:p>embryo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zygosity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me_gastrulation</text:p>
          </table:table-cell>
          <table:table-cell office:value-type="string" calcext:value-type="string">
            <text:p>frame_buckling</text:p>
          </table:table-cell>
          <table:table-cell office:value-type="string" calcext:value-type="string">
            <text:p>frame_deepest</text:p>
          </table:table-cell>
          <table:table-cell office:value-type="string" calcext:value-type="string">
            <text:p>time_buckling</text:p>
          </table:table-cell>
          <table:table-cell office:value-type="string" calcext:value-type="string">
            <text:p>time_deepest</text:p>
          </table:table-cell>
          <table:table-cell office:value-type="string" calcext:value-type="string">
            <text:p>gb_buckling</text:p>
          </table:table-cell>
          <table:table-cell office:value-type="string" calcext:value-type="string">
            <text:p>gb_deepest</text:p>
          </table:table-cell>
          <table:table-cell table:number-columns-repeated="2"/>
          <table:table-cell office:value-type="string" calcext:value-type="string">
            <text:p>time_buckling</text:p>
          </table:table-cell>
          <table:table-cell office:value-type="string" calcext:value-type="string">
            <text:p>time_deepest</text:p>
          </table:table-cell>
          <table:table-cell office:value-type="string" calcext:value-type="string">
            <text:p>gb_buckling</text:p>
          </table:table-cell>
          <table:table-cell office:value-type="string" calcext:value-type="string">
            <text:p>gb_dee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D_btd-gap2_z3_t55s_E7.tif:0056-0237-0946:55</text:p>
          </table:table-cell>
          <table:table-cell office:value-type="float" office:value="72" calcext:value-type="float">
            <text:p>72</text:p>
          </table:table-cell>
          <table:table-cell office:value-type="float" office:value="358" calcext:value-type="float">
            <text:p>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3D_btd-gap2_z3_t55s_E7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homozygote</text:p>
          </table:table-cell>
          <table:table-cell office:value-type="float" office:value="55" calcext:value-type="float">
            <text:p>55</text:p>
          </table:table-cell>
          <table:table-cell table:formula="of:=[.C3]-[.C2]" office:value-type="float" office:value="1748.833" calcext:value-type="float">
            <text:p>1749</text:p>
          </table:table-cell>
          <table:table-cell table:formula="of:=[.E2]" office:value-type="float" office:value="26" calcext:value-type="float">
            <text:p>26</text:p>
          </table:table-cell>
          <table:table-cell table:formula="of:=[.E4]" office:value-type="float" office:value="47" calcext:value-type="float">
            <text:p>47</text:p>
          </table:table-cell>
          <table:table-cell table:formula="of:=[.E5]" office:value-type="float" office:value="56" calcext:value-type="float">
            <text:p>56</text:p>
          </table:table-cell>
          <table:table-cell table:formula="of:=(([.M2]-[.L2])*[.J2])/60" office:value-type="float" office:value="19.25" calcext:value-type="float">
            <text:p>19.3</text:p>
          </table:table-cell>
          <table:table-cell table:formula="of:=(([.N2]-[.L2])*[.J2])/60" office:value-type="float" office:value="27.5" calcext:value-type="float">
            <text:p>27.5</text:p>
          </table:table-cell>
          <table:table-cell table:formula="of:=100-((([.C4]-[.C2])/[.K2])*100)" office:value-type="float" office:value="33.1649734422898" calcext:value-type="float">
            <text:p>33.2</text:p>
          </table:table-cell>
          <table:table-cell table:formula="of:=100-((([.C5]-[.C2])/[.K2])*100)" office:value-type="float" office:value="44.0674438325443" calcext:value-type="float">
            <text:p>44.1</text:p>
          </table:table-cell>
          <table:table-cell/>
          <table:table-cell office:value-type="string" calcext:value-type="string">
            <text:p>homo</text:p>
          </table:table-cell>
          <table:table-cell table:formula="of:=AVERAGE([.O2];[.O12];[.O17];[.O27];[.O37])" office:value-type="float" office:value="21.35" calcext:value-type="float">
            <text:p>21.4</text:p>
          </table:table-cell>
          <table:table-cell table:formula="of:=AVERAGE([.P2];[.P12];[.P17];[.P27];[.P37])" office:value-type="float" office:value="28.2666666666667" calcext:value-type="float">
            <text:p>28.3</text:p>
          </table:table-cell>
          <table:table-cell table:formula="of:=AVERAGE([.Q2];[.Q12];[.Q17];[.Q27];[.Q37])" office:value-type="float" office:value="36.3378902432572" calcext:value-type="float">
            <text:p>36.3</text:p>
          </table:table-cell>
          <table:table-cell table:formula="of:=AVERAGE([.R2];[.R12];[.R17];[.R27];[.R37])" office:value-type="float" office:value="44.3129028504398" calcext:value-type="float">
            <text:p>44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D_btd-gap2_z3_t55s_E7.tif:0056-0237-0946:55</text:p>
          </table:table-cell>
          <table:table-cell office:value-type="float" office:value="1820.833" calcext:value-type="float">
            <text:p>1820.833</text:p>
          </table:table-cell>
          <table:table-cell office:value-type="float" office:value="314.167" calcext:value-type="float">
            <text:p>314.167</text:p>
          </table:table-cell>
          <table:table-cell office:value-type="float" office:value="26" calcext:value-type="float">
            <text:p>26</text:p>
          </table:table-cell>
          <table:table-cell table:number-columns-repeated="14"/>
          <table:table-cell office:value-type="string" calcext:value-type="string">
            <text:p>hetero</text:p>
          </table:table-cell>
          <table:table-cell table:formula="of:=AVERAGE([.O7];[.O22];[.O32])" office:value-type="float" office:value="8.52777777777778" calcext:value-type="float">
            <text:p>8.5</text:p>
          </table:table-cell>
          <table:table-cell table:formula="of:=AVERAGE([.P7];[.P22];[.P32])" office:value-type="float" office:value="26.6666666666667" calcext:value-type="float">
            <text:p>26.7</text:p>
          </table:table-cell>
          <table:table-cell table:formula="of:=AVERAGE([.Q7];[.Q22];[.Q32])" office:value-type="float" office:value="9.00231467933775" calcext:value-type="float">
            <text:p>9.0</text:p>
          </table:table-cell>
          <table:table-cell table:formula="of:=AVERAGE([.R7];[.R22];[.R32])" office:value-type="float" office:value="42.8583722903388" calcext:value-type="float">
            <text:p>42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D_btd-gap2_z3_t55s_E7.tif:0056-0237-0946:55</text:p>
          </table:table-cell>
          <table:table-cell office:value-type="float" office:value="1240.833" calcext:value-type="float">
            <text:p>1240.833</text:p>
          </table:table-cell>
          <table:table-cell office:value-type="float" office:value="119.5" calcext:value-type="float">
            <text:p>119.5</text:p>
          </table:table-cell>
          <table:table-cell office:value-type="float" office:value="47" calcext:value-type="float">
            <text:p>47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D_btd-gap2_z3_t55s_E7.tif:0056-0237-0946:55</text:p>
          </table:table-cell>
          <table:table-cell office:value-type="float" office:value="1050.167" calcext:value-type="float">
            <text:p>1050.167</text:p>
          </table:table-cell>
          <table:table-cell office:value-type="float" office:value="115.5" calcext:value-type="float">
            <text:p>115.5</text:p>
          </table:table-cell>
          <table:table-cell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ice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D_btd-gap_z3_t55s_E3.tif:0070-0220-0967:70</text:p>
          </table:table-cell>
          <table:table-cell office:value-type="float" office:value="158" calcext:value-type="float">
            <text:p>158</text:p>
          </table:table-cell>
          <table:table-cell office:value-type="float" office:value="336" calcext:value-type="float">
            <text:p>33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3D_btd-gap_z3_t55s_E3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heterozygote</text:p>
          </table:table-cell>
          <table:table-cell office:value-type="float" office:value="55" calcext:value-type="float">
            <text:p>55</text:p>
          </table:table-cell>
          <table:table-cell table:formula="of:=[.C8]-[.C7]" office:value-type="float" office:value="1617.5" calcext:value-type="float">
            <text:p>1618</text:p>
          </table:table-cell>
          <table:table-cell table:formula="of:=[.E7]" office:value-type="float" office:value="43" calcext:value-type="float">
            <text:p>43</text:p>
          </table:table-cell>
          <table:table-cell table:formula="of:=[.E9]" office:value-type="float" office:value="54" calcext:value-type="float">
            <text:p>54</text:p>
          </table:table-cell>
          <table:table-cell table:formula="of:=[.E10]" office:value-type="float" office:value="70" calcext:value-type="float">
            <text:p>70</text:p>
          </table:table-cell>
          <table:table-cell table:formula="of:=(([.M7]-[.L7])*[.J7])/60" office:value-type="float" office:value="10.0833333333333" calcext:value-type="float">
            <text:p>10.1</text:p>
          </table:table-cell>
          <table:table-cell table:formula="of:=(([.N7]-[.L7])*[.J7])/60" office:value-type="float" office:value="24.75" calcext:value-type="float">
            <text:p>24.8</text:p>
          </table:table-cell>
          <table:table-cell table:formula="of:=100-((([.C9]-[.C7])/[.K7])*100)" office:value-type="float" office:value="10.221514683153" calcext:value-type="float">
            <text:p>10.2</text:p>
          </table:table-cell>
          <table:table-cell table:formula="of:=100-((([.C10]-[.C7])/[.K7])*100)" office:value-type="float" office:value="44.0185471406492" calcext:value-type="float">
            <text:p>44.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D_btd-gap_z3_t55s_E3.tif:0070-0220-0967:70</text:p>
          </table:table-cell>
          <table:table-cell office:value-type="float" office:value="1775.5" calcext:value-type="float">
            <text:p>1775.5</text:p>
          </table:table-cell>
          <table:table-cell office:value-type="float" office:value="316.833" calcext:value-type="float">
            <text:p>316.833</text:p>
          </table:table-cell>
          <table:table-cell office:value-type="float" office:value="43" calcext:value-type="float">
            <text:p>43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D_btd-gap_z3_t55s_E3.tif:0070-0220-0967:70</text:p>
          </table:table-cell>
          <table:table-cell office:value-type="float" office:value="1610.167" calcext:value-type="float">
            <text:p>1610.167</text:p>
          </table:table-cell>
          <table:table-cell office:value-type="float" office:value="154.167" calcext:value-type="float">
            <text:p>154.167</text:p>
          </table:table-cell>
          <table:table-cell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D_btd-gap_z3_t55s_E3.tif:0070-0220-0967:70</text:p>
          </table:table-cell>
          <table:table-cell office:value-type="float" office:value="1063.5" calcext:value-type="float">
            <text:p>1063.5</text:p>
          </table:table-cell>
          <table:table-cell office:value-type="float" office:value="103.5" calcext:value-type="float">
            <text:p>103.5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ice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D_btd-gap_z3_t55s_E6.tif:0046-0219-0964:46</text:p>
          </table:table-cell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3D_btd-gap_z3_t55s_E6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homozygote</text:p>
          </table:table-cell>
          <table:table-cell office:value-type="float" office:value="55" calcext:value-type="float">
            <text:p>55</text:p>
          </table:table-cell>
          <table:table-cell table:formula="of:=[.C13]-[.C12]" office:value-type="float" office:value="1628.167" calcext:value-type="float">
            <text:p>1628</text:p>
          </table:table-cell>
          <table:table-cell table:formula="of:=[.E12]" office:value-type="float" office:value="22" calcext:value-type="float">
            <text:p>22</text:p>
          </table:table-cell>
          <table:table-cell table:formula="of:=[.E14]" office:value-type="float" office:value="40" calcext:value-type="float">
            <text:p>40</text:p>
          </table:table-cell>
          <table:table-cell table:formula="of:=[.E15]" office:value-type="float" office:value="46" calcext:value-type="float">
            <text:p>46</text:p>
          </table:table-cell>
          <table:table-cell table:formula="of:=(([.M12]-[.L12])*[.J12])/60" office:value-type="float" office:value="16.5" calcext:value-type="float">
            <text:p>16.5</text:p>
          </table:table-cell>
          <table:table-cell table:formula="of:=(([.N12]-[.L12])*[.J12])/60" office:value-type="float" office:value="22" calcext:value-type="float">
            <text:p>22.0</text:p>
          </table:table-cell>
          <table:table-cell table:formula="of:=100-((([.C14]-[.C12])/[.K12])*100)" office:value-type="float" office:value="36.3599065697806" calcext:value-type="float">
            <text:p>36.4</text:p>
          </table:table-cell>
          <table:table-cell table:formula="of:=100-((([.C15]-[.C12])/[.K12])*100)" office:value-type="float" office:value="44.6309868705114" calcext:value-type="float">
            <text:p>44.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D_btd-gap_z3_t55s_E6.tif:0046-0219-0964:46</text:p>
          </table:table-cell>
          <table:table-cell office:value-type="float" office:value="1778.167" calcext:value-type="float">
            <text:p>1778.167</text:p>
          </table:table-cell>
          <table:table-cell office:value-type="float" office:value="318.167" calcext:value-type="float">
            <text:p>318.167</text:p>
          </table:table-cell>
          <table:table-cell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D_btd-gap_z3_t55s_E6.tif:0046-0219-0964:46</text:p>
          </table:table-cell>
          <table:table-cell office:value-type="float" office:value="1186.167" calcext:value-type="float">
            <text:p>1186.167</text:p>
          </table:table-cell>
          <table:table-cell office:value-type="float" office:value="86.167" calcext:value-type="float">
            <text:p>86.167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D_btd-gap_z3_t55s_E6.tif:0046-0219-0964:46</text:p>
          </table:table-cell>
          <table:table-cell office:value-type="float" office:value="1051.5" calcext:value-type="float">
            <text:p>1051.5</text:p>
          </table:table-cell>
          <table:table-cell office:value-type="float" office:value="104.833" calcext:value-type="float">
            <text:p>104.833</text:p>
          </table:table-cell>
          <table:table-cell office:value-type="float" office:value="46" calcext:value-type="float">
            <text:p>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ice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D_btd-gap_z3_t55s_E8.tif:0063-0247-0948:63</text:p>
          </table:table-cell>
          <table:table-cell office:value-type="float" office:value="60" calcext:value-type="float">
            <text:p>60</text:p>
          </table:table-cell>
          <table:table-cell office:value-type="float" office:value="381" calcext:value-type="float">
            <text:p>38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3D_btd-gap_z3_t55s_E8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homozygote</text:p>
          </table:table-cell>
          <table:table-cell office:value-type="float" office:value="55" calcext:value-type="float">
            <text:p>55</text:p>
          </table:table-cell>
          <table:table-cell table:formula="of:=[.C18]-[.C17]" office:value-type="float" office:value="1776.833" calcext:value-type="float">
            <text:p>1777</text:p>
          </table:table-cell>
          <table:table-cell table:formula="of:=[.E17]" office:value-type="float" office:value="29" calcext:value-type="float">
            <text:p>29</text:p>
          </table:table-cell>
          <table:table-cell table:formula="of:=[.E19]" office:value-type="float" office:value="57" calcext:value-type="float">
            <text:p>57</text:p>
          </table:table-cell>
          <table:table-cell table:formula="of:=[.E20]" office:value-type="float" office:value="63" calcext:value-type="float">
            <text:p>63</text:p>
          </table:table-cell>
          <table:table-cell table:formula="of:=(([.M17]-[.L17])*[.J17])/60" office:value-type="float" office:value="25.6666666666667" calcext:value-type="float">
            <text:p>25.7</text:p>
          </table:table-cell>
          <table:table-cell table:formula="of:=(([.N17]-[.L17])*[.J17])/60" office:value-type="float" office:value="31.1666666666667" calcext:value-type="float">
            <text:p>31.2</text:p>
          </table:table-cell>
          <table:table-cell table:formula="of:=100-((([.C19]-[.C17])/[.K17])*100)" office:value-type="float" office:value="37.5199019829101" calcext:value-type="float">
            <text:p>37.5</text:p>
          </table:table-cell>
          <table:table-cell table:formula="of:=100-((([.C20]-[.C17])/[.K17])*100)" office:value-type="float" office:value="40.6715769011494" calcext:value-type="float">
            <text:p>40.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D_btd-gap_z3_t55s_E8.tif:0063-0247-0948:63</text:p>
          </table:table-cell>
          <table:table-cell office:value-type="float" office:value="1836.833" calcext:value-type="float">
            <text:p>1836.833</text:p>
          </table:table-cell>
          <table:table-cell office:value-type="float" office:value="307.5" calcext:value-type="float">
            <text:p>307.5</text:p>
          </table:table-cell>
          <table:table-cell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D_btd-gap_z3_t55s_E8.tif:0063-0247-0948:63</text:p>
          </table:table-cell>
          <table:table-cell office:value-type="float" office:value="1170.167" calcext:value-type="float">
            <text:p>1170.167</text:p>
          </table:table-cell>
          <table:table-cell office:value-type="float" office:value="111.5" calcext:value-type="float">
            <text:p>111.5</text:p>
          </table:table-cell>
          <table:table-cell office:value-type="float" office:value="57" calcext:value-type="float">
            <text:p>57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D_btd-gap_z3_t55s_E8.tif:0063-0247-0948:63</text:p>
          </table:table-cell>
          <table:table-cell office:value-type="float" office:value="1114.167" calcext:value-type="float">
            <text:p>1114.167</text:p>
          </table:table-cell>
          <table:table-cell office:value-type="float" office:value="116.833" calcext:value-type="float">
            <text:p>116.833</text:p>
          </table:table-cell>
          <table:table-cell office:value-type="float" office:value="63" calcext:value-type="float">
            <text:p>6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ice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D_btd-gap_z3_t55s_E10.tif:0027-0212-0952:27</text:p>
          </table:table-cell>
          <table:table-cell office:value-type="float" office:value="157" calcext:value-type="float">
            <text:p>157</text:p>
          </table:table-cell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D_btd-gap_z3_t55s_E10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heterozygote</text:p>
          </table:table-cell>
          <table:table-cell office:value-type="float" office:value="55" calcext:value-type="float">
            <text:p>55</text:p>
          </table:table-cell>
          <table:table-cell table:formula="of:=[.C23]-[.C22]" office:value-type="float" office:value="1590.5" calcext:value-type="float">
            <text:p>1591</text:p>
          </table:table-cell>
          <table:table-cell table:formula="of:=[.E22]" office:value-type="float" office:value="6" calcext:value-type="float">
            <text:p>6</text:p>
          </table:table-cell>
          <table:table-cell table:formula="of:=[.E24]" office:value-type="float" office:value="12" calcext:value-type="float">
            <text:p>12</text:p>
          </table:table-cell>
          <table:table-cell table:formula="of:=[.E25]" office:value-type="float" office:value="27" calcext:value-type="float">
            <text:p>27</text:p>
          </table:table-cell>
          <table:table-cell table:formula="of:=(([.M22]-[.L22])*[.J22])/60" office:value-type="float" office:value="5.5" calcext:value-type="float">
            <text:p>5.5</text:p>
          </table:table-cell>
          <table:table-cell table:formula="of:=(([.N22]-[.L22])*[.J22])/60" office:value-type="float" office:value="19.25" calcext:value-type="float">
            <text:p>19.3</text:p>
          </table:table-cell>
          <table:table-cell table:formula="of:=100-((([.C24]-[.C22])/[.K22])*100)" office:value-type="float" office:value="9.97591952216284" calcext:value-type="float">
            <text:p>10.0</text:p>
          </table:table-cell>
          <table:table-cell table:formula="of:=100-((([.C25]-[.C22])/[.K22])*100)" office:value-type="float" office:value="40.4904118201823" calcext:value-type="float">
            <text:p>40.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D_btd-gap_z3_t55s_E10.tif:0027-0212-0952:27</text:p>
          </table:table-cell>
          <table:table-cell office:value-type="float" office:value="1747.5" calcext:value-type="float">
            <text:p>1747.5</text:p>
          </table:table-cell>
          <table:table-cell office:value-type="float" office:value="318.167" calcext:value-type="float">
            <text:p>318.167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D_btd-gap_z3_t55s_E10.tif:0027-0212-0952:27</text:p>
          </table:table-cell>
          <table:table-cell office:value-type="float" office:value="1588.833" calcext:value-type="float">
            <text:p>1588.833</text:p>
          </table:table-cell>
          <table:table-cell office:value-type="float" office:value="138.167" calcext:value-type="float">
            <text:p>138.167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D_btd-gap_z3_t55s_E10.tif:0027-0212-0952:27</text:p>
          </table:table-cell>
          <table:table-cell office:value-type="float" office:value="1103.5" calcext:value-type="float">
            <text:p>1103.5</text:p>
          </table:table-cell>
          <table:table-cell office:value-type="float" office:value="86.167" calcext:value-type="float">
            <text:p>86.167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ice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D_btd-gap_z3_t55s_E14.tif:0048-0189-0949:48</text:p>
          </table:table-cell>
          <table:table-cell office:value-type="float" office:value="116" calcext:value-type="float">
            <text:p>116</text:p>
          </table:table-cell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3D_btd-gap_z3_t55s_E14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homozygote</text:p>
          </table:table-cell>
          <table:table-cell office:value-type="float" office:value="55" calcext:value-type="float">
            <text:p>55</text:p>
          </table:table-cell>
          <table:table-cell table:formula="of:=[.C28]-[.C27]" office:value-type="float" office:value="1666.167" calcext:value-type="float">
            <text:p>1666</text:p>
          </table:table-cell>
          <table:table-cell table:formula="of:=[.E27]" office:value-type="float" office:value="20" calcext:value-type="float">
            <text:p>20</text:p>
          </table:table-cell>
          <table:table-cell table:formula="of:=[.E29]" office:value-type="float" office:value="40" calcext:value-type="float">
            <text:p>40</text:p>
          </table:table-cell>
          <table:table-cell table:formula="of:=[.E30]" office:value-type="float" office:value="48" calcext:value-type="float">
            <text:p>48</text:p>
          </table:table-cell>
          <table:table-cell table:formula="of:=(([.M27]-[.L27])*[.J27])/60" office:value-type="float" office:value="18.3333333333333" calcext:value-type="float">
            <text:p>18.3</text:p>
          </table:table-cell>
          <table:table-cell table:formula="of:=(([.N27]-[.L27])*[.J27])/60" office:value-type="float" office:value="25.6666666666667" calcext:value-type="float">
            <text:p>25.7</text:p>
          </table:table-cell>
          <table:table-cell table:formula="of:=100-((([.C29]-[.C27])/[.K27])*100)" office:value-type="float" office:value="35.1305721455292" calcext:value-type="float">
            <text:p>35.1</text:p>
          </table:table-cell>
          <table:table-cell table:formula="of:=100-((([.C30]-[.C27])/[.K27])*100)" office:value-type="float" office:value="45.8537469533366" calcext:value-type="float">
            <text:p>45.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D_btd-gap_z3_t55s_E14.tif:0048-0189-0949:48</text:p>
          </table:table-cell>
          <table:table-cell office:value-type="float" office:value="1782.167" calcext:value-type="float">
            <text:p>1782.167</text:p>
          </table:table-cell>
          <table:table-cell office:value-type="float" office:value="322.167" calcext:value-type="float">
            <text:p>322.167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D_btd-gap_z3_t55s_E14.tif:0048-0189-0949:48</text:p>
          </table:table-cell>
          <table:table-cell office:value-type="float" office:value="1196.833" calcext:value-type="float">
            <text:p>1196.833</text:p>
          </table:table-cell>
          <table:table-cell office:value-type="float" office:value="59.5" calcext:value-type="float">
            <text:p>59.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D_btd-gap_z3_t55s_E14.tif:0048-0189-0949:48</text:p>
          </table:table-cell>
          <table:table-cell office:value-type="float" office:value="1018.167" calcext:value-type="float">
            <text:p>1018.167</text:p>
          </table:table-cell>
          <table:table-cell office:value-type="float" office:value="54.167" calcext:value-type="float">
            <text:p>54.167</text:p>
          </table:table-cell>
          <table:table-cell office:value-type="float" office:value="48" calcext:value-type="float">
            <text:p>4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ice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D_btd-hisgap1_E7.tif:0066-0221-0988:66</text:p>
          </table:table-cell>
          <table:table-cell office:value-type="float" office:value="136" calcext:value-type="float">
            <text:p>136</text:p>
          </table:table-cell>
          <table:table-cell office:value-type="float" office:value="338" calcext:value-type="float">
            <text:p>33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3D_btd-hisgap1_E7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heterozygote</text:p>
          </table:table-cell>
          <table:table-cell office:value-type="float" office:value="60" calcext:value-type="float">
            <text:p>60</text:p>
          </table:table-cell>
          <table:table-cell table:formula="of:=[.C33]-[.C32]" office:value-type="float" office:value="1703.5" calcext:value-type="float">
            <text:p>1704</text:p>
          </table:table-cell>
          <table:table-cell table:formula="of:=[.E32]" office:value-type="float" office:value="30" calcext:value-type="float">
            <text:p>30</text:p>
          </table:table-cell>
          <table:table-cell table:formula="of:=[.E34]" office:value-type="float" office:value="40" calcext:value-type="float">
            <text:p>40</text:p>
          </table:table-cell>
          <table:table-cell table:formula="of:=[.E35]" office:value-type="float" office:value="66" calcext:value-type="float">
            <text:p>66</text:p>
          </table:table-cell>
          <table:table-cell table:formula="of:=(([.M32]-[.L32])*[.J32])/60" office:value-type="float" office:value="10" calcext:value-type="float">
            <text:p>10.0</text:p>
          </table:table-cell>
          <table:table-cell table:formula="of:=(([.N32]-[.L32])*[.J32])/60" office:value-type="float" office:value="36" calcext:value-type="float">
            <text:p>36.0</text:p>
          </table:table-cell>
          <table:table-cell table:formula="of:=100-((([.C34]-[.C32])/[.K32])*100)" office:value-type="float" office:value="6.80950983269739" calcext:value-type="float">
            <text:p>6.8</text:p>
          </table:table-cell>
          <table:table-cell table:formula="of:=100-((([.C35]-[.C32])/[.K32])*100)" office:value-type="float" office:value="44.0661579101849" calcext:value-type="float">
            <text:p>44.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D_btd-hisgap1_E7.tif:0066-0221-0988:66</text:p>
          </table:table-cell>
          <table:table-cell office:value-type="float" office:value="1839.5" calcext:value-type="float">
            <text:p>1839.5</text:p>
          </table:table-cell>
          <table:table-cell office:value-type="float" office:value="318.167" calcext:value-type="float">
            <text:p>318.167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D_btd-hisgap1_E7.tif:0066-0221-0988:66</text:p>
          </table:table-cell>
          <table:table-cell office:value-type="float" office:value="1723.5" calcext:value-type="float">
            <text:p>1723.5</text:p>
          </table:table-cell>
          <table:table-cell office:value-type="float" office:value="168.833" calcext:value-type="float">
            <text:p>168.833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D_btd-hisgap1_E7.tif:0066-0221-0988:66</text:p>
          </table:table-cell>
          <table:table-cell office:value-type="float" office:value="1088.833" calcext:value-type="float">
            <text:p>1088.833</text:p>
          </table:table-cell>
          <table:table-cell office:value-type="float" office:value="103.5" calcext:value-type="float">
            <text:p>103.5</text:p>
          </table:table-cell>
          <table:table-cell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ice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D_btd-hisgap1_E8.tif:0115-0209-0952:115</text:p>
          </table:table-cell>
          <table:table-cell office:value-type="float" office:value="122" calcext:value-type="float">
            <text:p>122</text:p>
          </table:table-cell>
          <table:table-cell office:value-type="float" office:value="309" calcext:value-type="float">
            <text:p>30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3D_btd-hisgap1_E8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homozygote</text:p>
          </table:table-cell>
          <table:table-cell office:value-type="float" office:value="60" calcext:value-type="float">
            <text:p>60</text:p>
          </table:table-cell>
          <table:table-cell table:formula="of:=[.C38]-[.C37]" office:value-type="float" office:value="1660.167" calcext:value-type="float">
            <text:p>1660</text:p>
          </table:table-cell>
          <table:table-cell table:formula="of:=[.E37]" office:value-type="float" office:value="80" calcext:value-type="float">
            <text:p>80</text:p>
          </table:table-cell>
          <table:table-cell table:formula="of:=[.E39]" office:value-type="float" office:value="107" calcext:value-type="float">
            <text:p>107</text:p>
          </table:table-cell>
          <table:table-cell table:formula="of:=[.E40]" office:value-type="float" office:value="115" calcext:value-type="float">
            <text:p>115</text:p>
          </table:table-cell>
          <table:table-cell table:formula="of:=(([.M37]-[.L37])*[.J37])/60" office:value-type="float" office:value="27" calcext:value-type="float">
            <text:p>27.0</text:p>
          </table:table-cell>
          <table:table-cell table:formula="of:=(([.N37]-[.L37])*[.J37])/60" office:value-type="float" office:value="35" calcext:value-type="float">
            <text:p>35.0</text:p>
          </table:table-cell>
          <table:table-cell table:formula="of:=100-((([.C39]-[.C37])/[.K37])*100)" office:value-type="float" office:value="39.5140970757761" calcext:value-type="float">
            <text:p>39.5</text:p>
          </table:table-cell>
          <table:table-cell table:formula="of:=100-((([.C40]-[.C37])/[.K37])*100)" office:value-type="float" office:value="46.3407596946572" calcext:value-type="float">
            <text:p>46.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D_btd-hisgap1_E8.tif:0115-0209-0952:115</text:p>
          </table:table-cell>
          <table:table-cell office:value-type="float" office:value="1782.167" calcext:value-type="float">
            <text:p>1782.167</text:p>
          </table:table-cell>
          <table:table-cell office:value-type="float" office:value="307.5" calcext:value-type="float">
            <text:p>307.5</text:p>
          </table:table-cell>
          <table:table-cell office:value-type="float" office:value="80" calcext:value-type="float">
            <text:p>80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D_btd-hisgap1_E8.tif:0115-0209-0952:115</text:p>
          </table:table-cell>
          <table:table-cell office:value-type="float" office:value="1126.167" calcext:value-type="float">
            <text:p>1126.167</text:p>
          </table:table-cell>
          <table:table-cell office:value-type="float" office:value="108.833" calcext:value-type="float">
            <text:p>108.833</text:p>
          </table:table-cell>
          <table:table-cell office:value-type="float" office:value="107" calcext:value-type="float">
            <text:p>107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D_btd-hisgap1_E8.tif:0115-0209-0952:115</text:p>
          </table:table-cell>
          <table:table-cell office:value-type="float" office:value="1012.833" calcext:value-type="float">
            <text:p>1012.833</text:p>
          </table:table-cell>
          <table:table-cell office:value-type="float" office:value="134.167" calcext:value-type="float">
            <text:p>134.167</text:p>
          </table:table-cell>
          <table:table-cell office:value-type="float" office:value="115" calcext:value-type="float">
            <text:p>115</text:p>
          </table:table-cell>
          <table:table-cell table:number-columns-repeated="19"/>
        </table:table-row>
        <table:table-row table:style-name="ro1" table:number-rows-repeated="1048535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2-10-20T17:01:40.216052574</meta:creation-date>
    <dc:date>2022-10-20T17:52:30.982524712</dc:date>
    <dc:creator>Bruno Vellutini</dc:creator>
    <meta:editing-duration>PT7M58S</meta:editing-duration>
    <meta:editing-cycles>2</meta:editing-cycles>
    <meta:generator>LibreOffice/7.4.2.3$Linux_X86_64 LibreOffice_project/382eef1f22670f7f4118c8c2dd222ec7ad009daf</meta:generator>
    <meta:document-statistic meta:table-count="1" meta:cell-count="322" meta:object-count="0"/>
  </office:meta>
</office:document-meta>
</file>